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1">
            <text:p>0804 <text:s/>94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1">
            <text:p>0804 <text:s/>94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1">
            <text:p>0804 <text:s/>94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1">
            <text:p>0804 <text:s/>94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1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2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2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2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2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3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3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3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3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3">
            <text:p>0804 <text:s/>9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3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3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4">
            <text:p>0804 <text:s/>9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4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4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4">
            <text:p>0804 <text:s/>9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4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4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4">
            <text:p>0804 <text:s/>9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4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5">
            <text:p>0804 <text:s/>9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5">
            <text:p>0804 <text:s/>9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5">
            <text:p>0804 <text:s/>9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5">
            <text:p>0804 <text:s/>9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5">
            <text:p>0804 <text:s/>9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5">
            <text:p>0804 <text:s/>9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5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5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5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5">
            <text:p>0804 <text:s/>94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6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6">
            <text:p>0804 <text:s/>9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6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6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6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6">
            <text:p>0804 <text:s/>9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7">
            <text:p>0804 <text:s/>9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7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7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7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7">
            <text:p>0804 <text:s/>9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7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7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7">
            <text:p>0804 <text:s/>9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7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8">
            <text:p>0804 <text:s/>9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8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8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8">
            <text:p>0804 <text:s/>9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8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9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9">
            <text:p>0804 <text:s/>94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9">
            <text:p>0804 <text:s/>9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9">
            <text:p>0804 <text:s/>9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9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9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9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49.99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">
            <text:p>0804 <text:s/>9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">
            <text:p>0804 <text:s/>94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1">
            <text:p>0804 <text:s/>94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1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1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1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1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1">
            <text:p>0804 <text:s/>9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1">
            <text:p>0804 <text:s/>94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2">
            <text:p>0804 <text:s/>94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2">
            <text:p>0804 <text:s/>9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2">
            <text:p>0804 <text:s/>94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2">
            <text:p>0804 <text:s/>9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3">
            <text:p>0804 <text:s/>94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3">
            <text:p>0804 <text:s/>94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3">
            <text:p>0804 <text:s/>9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3">
            <text:p>0804 <text:s/>94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4">
            <text:p>0804 <text:s/>94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4">
            <text:p>0804 <text:s/>94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4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/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/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4">
            <text:p>9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5">
            <text:p>9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6">
            <text:p>9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00])+1" office:value-type="float" office:value="94">
            <text:p>94</text:p>
          </table:table-cell>
          <table:table-cell table:style-name="ce7" table:formula="of:=NOW()" office:value-type="date" office:date-value="2021-08-04T09:41:50.05">
            <text:p>0804 <text:s/>94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04T09:41:50.05">
            <text:p>2021/8/4 9:41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4T09:41:50.05">
            <text:p>0804 <text:s/>941</text:p>
          </table:table-cell>
          <table:table-cell table:style-name="ce7" table:formula="of:=NOW()" office:value-type="date" office:date-value="2021-08-04T09:41:50.06">
            <text:p>0804 <text:s/>941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04T09:41:50.06">
            <text:p>0804 <text:s/>94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2">
            <text:p>0804 <text:s/>94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3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3">
            <text:p>0804 <text:s/>94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3">
            <text:p>0804 <text:s/>94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3">
            <text:p>0804 <text:s/>94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3">
            <text:p>0804 <text:s/>94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3">
            <text:p>0804 <text:s/>94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4">
            <text:p>0804 <text:s/>94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4">
            <text:p>0804 <text:s/>94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4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4">
            <text:p>0804 <text:s/>941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5">
            <text:p>0804 <text:s/>94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5">
            <text:p>0804 <text:s/>94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5">
            <text:p>0804 <text:s/>941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6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6">
            <text:p>0804 <text:s/>941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7">
            <text:p>0804 <text:s/>94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7">
            <text:p>0804 <text:s/>94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7">
            <text:p>0804 <text:s/>94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7">
            <text:p>0804 <text:s/>941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7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50.17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3">
            <text:p>2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5">
            <text:p>2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6">
            <text:p>2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9">
            <text:p>2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0">
            <text:p>3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1">
            <text:p>3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2">
            <text:p>3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3">
            <text:p>3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4">
            <text:p>3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4T09:41:48.51">
            <text:p>0804 <text:s/>941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4T09:41:48.5">
            <text:p>0804 <text:s/>94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04T09:41:50.17">
            <text:p>0804 <text:s/>941</text:p>
          </table:table-cell>
          <table:table-cell table:style-name="ce7" table:formula="of:=NOW()" office:value-type="date" office:date-value="2021-08-04T09:41:50.17">
            <text:p>0804 <text:s/>94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04T09:41:50.17">
            <text:p>0804 <text:s/>941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4">2021/08/04</text:date>, <text:time>09:41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04T09:41:49.65</dc:date>
    <dc:creator>iwabuchi ken</dc:creator>
    <meta:editing-duration>P5DT11H28M7S</meta:editing-duration>
    <meta:editing-cycles>848</meta:editing-cycles>
    <meta:generator>OpenOffice/4.1.3$Win32 OpenOffice.org_project/413m1$Build-9783</meta:generator>
    <meta:document-statistic meta:table-count="2" meta:cell-count="843" meta:object-count="0"/>
  </office:meta>
</office:document-meta>
</file>